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erBean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State( String 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TitleOptions( Collection new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MiddleInit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Year( String y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Y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Month( String m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Title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stomerBean.setCity( String c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LastName( String 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Mailing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FirstName( String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Z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MiddleInitial( String m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MailingAddress( String 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Curren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CurrentTitle( String new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Custom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Zip( String zip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